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font-size="13pt" style:font-size-asian="13pt" style:font-size-complex="13pt"/>
    </style:style>
    <style:style style:name="P3" style:family="paragraph" style:parent-style-name="normal">
      <style:paragraph-properties fo:line-height="115%"/>
    </style:style>
    <style:style style:name="P4" style:family="paragraph" style:parent-style-name="normal">
      <style:paragraph-properties fo:text-align="center" style:justify-single-word="false"/>
      <style:text-properties officeooo:rsid="00029d3a" officeooo:paragraph-rsid="00029d3a"/>
    </style:style>
    <style:style style:name="P5" style:family="paragraph" style:parent-style-name="normal">
      <style:paragraph-properties fo:line-height="115%"/>
      <style:text-properties officeooo:rsid="00029d3a" officeooo:paragraph-rsid="00029d3a"/>
    </style:style>
    <style:style style:name="P6" style:family="paragraph" style:parent-style-name="normal">
      <style:text-properties officeooo:rsid="00048a6e" officeooo:paragraph-rsid="00048a6e"/>
    </style:style>
    <style:style style:name="P7" style:family="paragraph" style:parent-style-name="normal" style:list-style-name="WWNum2">
      <style:paragraph-properties fo:margin-left="1.27cm" fo:margin-right="0cm" fo:line-height="150%" fo:text-indent="-0.635cm" style:auto-text-indent="false"/>
    </style:style>
    <style:style style:name="P8" style:family="paragraph" style:parent-style-name="normal">
      <style:paragraph-properties fo:margin-left="0cm" fo:margin-right="0cm" fo:text-indent="0cm" style:auto-text-indent="false"/>
    </style:style>
    <style:style style:name="P9" style:family="paragraph" style:parent-style-name="normal">
      <style:paragraph-properties fo:margin-left="0cm" fo:margin-right="0cm" fo:line-height="150%" fo:text-indent="0cm" style:auto-text-indent="false"/>
    </style:style>
    <style:style style:name="P10" style:family="paragraph" style:parent-style-name="normal">
      <style:paragraph-properties fo:margin-left="0cm" fo:margin-right="0cm" fo:text-indent="0cm" style:auto-text-indent="false"/>
      <style:text-properties officeooo:rsid="0005dcc9" officeooo:paragraph-rsid="0005dcc9"/>
    </style:style>
    <style:style style:name="P11" style:family="paragraph" style:parent-style-name="normal">
      <style:paragraph-properties fo:margin-left="0cm" fo:margin-right="0cm" fo:line-height="150%" fo:text-indent="0cm" style:auto-text-indent="false"/>
      <style:text-properties officeooo:rsid="0005dcc9" officeooo:paragraph-rsid="0005dcc9"/>
    </style:style>
    <style:style style:name="P12" style:family="paragraph" style:parent-style-name="normal">
      <style:paragraph-properties fo:margin-left="0cm" fo:margin-right="0cm" fo:text-indent="0cm" style:auto-text-indent="false"/>
      <style:text-properties officeooo:rsid="00072bef" officeooo:paragraph-rsid="00072bef"/>
    </style:style>
    <style:style style:name="P13" style:family="paragraph" style:parent-style-name="normal" style:master-page-name="Standard">
      <style:paragraph-properties fo:text-align="center" style:justify-single-word="false" style:page-number="1"/>
      <style:text-properties officeooo:rsid="00029d3a" officeooo:paragraph-rsid="00029d3a"/>
    </style:style>
    <style:style style:name="P14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029d3a" style:font-weight-asian="bold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T6" style:family="text">
      <style:text-properties fo:color="#1155cc" style:text-underline-style="solid" style:text-underline-width="auto" style:text-underline-color="font-color" officeooo:rsid="00029d3a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officeooo:rsid="00048a6e"/>
    </style:style>
    <style:style style:name="T9" style:family="text">
      <style:text-properties officeooo:rsid="0005dcc9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RAYSON <text:s/>DOS SANTOS SILVA</text:span></text:p>
      <text:p text:style-name="P1"><text:span text:style-name="T3">(</text:span><text:span text:style-name="T4">44</text:span><text:span text:style-name="T3">) </text:span><text:span text:style-name="T4">99843-4122</text:span></text:p>
      <text:p text:style-name="P4"><text:span text:style-name="T6">s</text:span><text:span text:style-name="T5">antossilva24@gmail.com.br</text:span></text:p>
      <text:p text:style-name="P1"><text:span text:style-name="T3">Linkedin:</text:span> @seuperfil (se tiver)</text:p>
      <text:p text:style-name="normal"><draw:rect text:anchor-type="as-char" style:rel-width="100%" draw:z-index="0" draw:style-name="gr1" draw:text-style-name="P14" svg:width="16.511cm" svg:height="0.054cm"><text:p/></draw:rect></text:p>
      <text:p text:style-name="P2"/>
      <text:p text:style-name="P3"><text:span text:style-name="T7">OBJETIVO</text:span></text:p>
      <text:p text:style-name="P5">Trabalhar na área de medicina <text:span text:style-name="T8">verinária</text:span>, e poder aprender enquanto trabalho poder ajudar os animais, <text:s/><text:span text:style-name="T8">e poder está sempre ativa e pronto para ajudar.</text:span></text:p>
      <text:p text:style-name="P3"/>
      <text:p text:style-name="normal"/>
      <text:p text:style-name="normal"><text:span text:style-name="T7">FORMAÇÃO ACADÊMICA</text:span></text:p>
      <text:p text:style-name="P6"><text:span text:style-name="T7">Ensino Médio Malba Tahan Altônia-PR </text:span></text:p>
      <text:p text:style-name="P6"><text:span text:style-name="T7">Faculdade Uni Cesumar Umuarama-PR</text:span></text:p>
      <text:p text:style-name="P6"><text:span text:style-name="T7">Fisck Altônia-PR</text:span></text:p>
      <text:p text:style-name="P8"/>
      <text:p text:style-name="P8"><text:span text:style-name="T7">EXPERIÊNCIA PROFISSIONAL</text:span></text:p>
      <text:p text:style-name="P10">Tive experiência como ajudante de pedreiro profissional por um tempo de 3 meses. Depois de uns anos tive uma experiência na cozinha como montador de pizza, e etc... no período de 1 mês.</text:p>
      <text:p text:style-name="P10"/>
      <text:p text:style-name="P9"><text:span text:style-name="T3">Nome do lugar que você teve sua experiência profissional</text:span> (ano de início - ano fim)</text:p>
      <text:p text:style-name="P11">Ajudante de pedreiro profissional por um tempo de 3 Meses. </text:p>
      <text:p text:style-name="P11">Nesse emprego adquiri força e resistência, e aprendi a trabalhar tendo o dia corrido, no começo <text:s/>não <text:s/>foi facil mais depois me acustumei e no final eu sai porque tive que me mudar por motivos bem pessoias.</text:p>
      <text:p text:style-name="P11">Montador de pizza por um tempo de 1 Mês</text:p>
      <text:p text:style-name="P11">Nesse emprego foi bem diferente, aprendi a ter velocidade nas mãos, responsabilidade, comprometimento e muito esforço, e tive que aprender mesmo não querendo como é ser humilhado, sofrer pressão e ser combrado em um aspecto na onde estou aprendendo e sou novato, no fim me demitiram por que eu era de menor.</text:p>
      <text:p text:style-name="P9"><text:span text:style-name="T3">Cargo:</text:span> <text:span text:style-name="T9">Doutor em Médico Veterinário</text:span></text:p>
      <text:p text:style-name="P8"/>
      <text:p text:style-name="P8"><text:span text:style-name="T7">CURSOS | CERTIFICAÇÕES</text:span></text:p>
      <text:p text:style-name="P12">Informatica basica completa- senac Altônia-PR </text:p>
      <text:p text:style-name="P8"/>
      <text:p text:style-name="P8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normal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2-01T14:16:28.946036015</dc:date>
    <meta:editing-duration>PT6M1S</meta:editing-duration>
    <meta:editing-cycles>1</meta:editing-cycles>
    <meta:document-statistic meta:table-count="0" meta:image-count="0" meta:object-count="0" meta:page-count="1" meta:paragraph-count="21" meta:word-count="220" meta:character-count="1360" meta:non-whitespace-character-count="1153"/>
    <meta:generator>LibreOffice/6.4.7.2$Linux_X86_64 LibreOffice_project/40$Build-2</meta:generator>
  </office:meta>
</office:document-meta>
</file>